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paragraph-rsid="000d14e5"/>
    </style:style>
    <style:style style:name="P2" style:family="paragraph" style:parent-style-name="Standard">
      <style:text-properties officeooo:rsid="000d14e5" officeooo:paragraph-rsid="000d14e5"/>
    </style:style>
    <style:style style:name="P3" style:family="paragraph" style:parent-style-name="Standard">
      <style:text-properties officeooo:rsid="000fa632" officeooo:paragraph-rsid="000fa632"/>
    </style:style>
    <style:style style:name="P4" style:family="paragraph" style:parent-style-name="Standard">
      <style:text-properties officeooo:rsid="00115401" officeooo:paragraph-rsid="00115401"/>
    </style:style>
    <style:style style:name="P5" style:family="paragraph" style:parent-style-name="Standard">
      <style:text-properties officeooo:rsid="00167f34" officeooo:paragraph-rsid="00167f34"/>
    </style:style>
    <style:style style:name="P6" style:family="paragraph" style:parent-style-name="Standard">
      <style:text-properties officeooo:rsid="001a38b7" officeooo:paragraph-rsid="001a38b7"/>
    </style:style>
    <style:style style:name="P7" style:family="paragraph" style:parent-style-name="Standard">
      <style:text-properties officeooo:rsid="00275737" officeooo:paragraph-rsid="00275737"/>
    </style:style>
    <style:style style:name="P8" style:family="paragraph" style:parent-style-name="Standard">
      <style:text-properties officeooo:rsid="00115401" officeooo:paragraph-rsid="002f6c20"/>
    </style:style>
    <style:style style:name="P9" style:family="paragraph" style:parent-style-name="Standard">
      <style:text-properties officeooo:rsid="00115401" officeooo:paragraph-rsid="0032727a"/>
    </style:style>
    <style:style style:name="T1" style:family="text">
      <style:text-properties officeooo:rsid="000d14e5"/>
    </style:style>
    <style:style style:name="T2" style:family="text">
      <style:text-properties officeooo:rsid="0011fa83"/>
    </style:style>
    <style:style style:name="T3" style:family="text">
      <style:text-properties officeooo:rsid="001276bd"/>
    </style:style>
    <style:style style:name="T4" style:family="text">
      <style:text-properties officeooo:rsid="001bf94e"/>
    </style:style>
    <style:style style:name="T5" style:family="text">
      <style:text-properties officeooo:rsid="001ce246"/>
    </style:style>
    <style:style style:name="T6" style:family="text">
      <style:text-properties officeooo:rsid="001e0658"/>
    </style:style>
    <style:style style:name="T7" style:family="text">
      <style:text-properties officeooo:rsid="001feeb0"/>
    </style:style>
    <style:style style:name="T8" style:family="text">
      <style:text-properties officeooo:rsid="0023ad07"/>
    </style:style>
    <style:style style:name="T9" style:family="text">
      <style:text-properties officeooo:rsid="0025678c"/>
    </style:style>
    <style:style style:name="T10" style:family="text">
      <style:text-properties officeooo:rsid="00275737"/>
    </style:style>
    <style:style style:name="T11" style:family="text">
      <style:text-properties officeooo:rsid="00281169"/>
    </style:style>
    <style:style style:name="T12" style:family="text">
      <style:text-properties officeooo:rsid="0029a062"/>
    </style:style>
    <style:style style:name="T13" style:family="text">
      <style:text-properties officeooo:rsid="002a82a7"/>
    </style:style>
    <style:style style:name="T14" style:family="text">
      <style:text-properties officeooo:rsid="002c24a2"/>
    </style:style>
    <style:style style:name="T15" style:family="text">
      <style:text-properties officeooo:rsid="002da310"/>
    </style:style>
    <style:style style:name="T16" style:family="text">
      <style:text-properties officeooo:rsid="002f6c20"/>
    </style:style>
    <style:style style:name="T17" style:family="text">
      <style:text-properties officeooo:rsid="00315560"/>
    </style:style>
    <style:style style:name="T18" style:family="text">
      <style:text-properties officeooo:rsid="00327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Programa feito pelo programador Cesar Augusto Rodrigues de Oliveira</text:p>
      <text:p text:style-name="P1">// <text:span text:style-name="T1">0</text:span><text:span text:style-name="T11">4</text:span>-<text:span text:style-name="T1">10</text:span>-20<text:span text:style-name="T1">23</text:span></text:p>
      <text:p text:style-name="P2">// http://cesaraugustorodriguesdeoliveira.wordpress.com/ </text:p>
      <text:p text:style-name="P2"/>
      <text:p text:style-name="P2"/>
      <text:p text:style-name="P3">Problema:</text:p>
      <text:p text:style-name="P3"><text:span text:style-name="T13">Ler duas notas e c</text:span>alcular a media d<text:span text:style-name="T14">as </text:span>notas e mostrar essa media</text:p>
      <text:p text:style-name="P3"/>
      <text:p text:style-name="P3">Algoritmo media_<text:span text:style-name="T15">ler</text:span>;</text:p>
      <text:p text:style-name="P6"/>
      <text:p text:style-name="P6">var nota1, nota2, media de real;</text:p>
      <text:p text:style-name="P4"/>
      <text:p text:style-name="P4"><text:span text:style-name="T3">I</text:span>nicio</text:p>
      <text:p text:style-name="P8"><text:s text:c="9"/><text:span text:style-name="T16">mostrar ”</text:span><text:span text:style-name="T17">Digite a nota1 =</text:span><text:span text:style-name="T16">”;</text:span></text:p>
      <text:p text:style-name="P8"><text:span text:style-name="T12"><text:s text:c="9"/>ler(</text:span><text:span text:style-name="T4">nota1</text:span><text:span text:style-name="T12">) </text:span><text:span text:style-name="T4">; //nota1 recebe o valor de 5</text:span></text:p>
      <text:p text:style-name="P9"><text:s text:c="9"/><text:span text:style-name="T16">mostrar ”</text:span><text:span text:style-name="T17">Digite a nota</text:span><text:span text:style-name="T18">2</text:span><text:span text:style-name="T17"> =</text:span><text:span text:style-name="T16">”;</text:span></text:p>
      <text:p text:style-name="P9"><text:span text:style-name="T12"><text:s text:c="9"/>ler(</text:span><text:span text:style-name="T4">nota</text:span><text:span text:style-name="T5">2</text:span><text:span text:style-name="T12">)</text:span><text:span text:style-name="T4">; //nota</text:span><text:span text:style-name="T6">2</text:span><text:span text:style-name="T4"> recebe o valor de </text:span><text:span text:style-name="T6">7</text:span></text:p>
      <text:p text:style-name="P4"><text:span text:style-name="T7"><text:s text:c="9"/>media ← (nota1+nota2) / 2 </text:span>;</text:p>
      <text:p text:style-name="P4"><text:s text:c="9"/><text:span text:style-name="T2">Mostrar “</text:span><text:span text:style-name="T8">A media é </text:span><text:span text:style-name="T2">” </text:span><text:span text:style-name="T8">+m</text:span><text:span text:style-name="T2">edia;</text:span></text:p>
      <text:p text:style-name="P4"><text:span text:style-name="T3">F</text:span>im.</text:p>
      <text:p text:style-name="P4"/>
      <text:p text:style-name="P5">Teste de Mesa</text:p>
      <text:p text:style-name="P5"><text:span text:style-name="T9">nota1 = </text:span>5</text:p>
      <text:p text:style-name="P5"><text:span text:style-name="T9">nota2 = </text:span>7</text:p>
      <text:p text:style-name="P7">media = (5+7)/2 = 6</text:p>
      <text:p text:style-name="P5"><text:span text:style-name="T10">A media é </text:span>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4T18:40:53.234134729</dc:date>
    <meta:editing-duration>PT14H46M45S</meta:editing-duration>
    <meta:editing-cycles>26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93" meta:character-count="578" meta:non-whitespace-character-count="450"/>
  </office:meta>
</office:document-meta>
</file>